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226c00" officeooo:paragraph-rsid="000694c2"/>
    </style:style>
    <style:style style:name="P2" style:family="paragraph" style:parent-style-name="Standard">
      <style:paragraph-properties fo:text-align="justify" style:justify-single-word="false"/>
      <style:text-properties officeooo:paragraph-rsid="000694c2"/>
    </style:style>
    <style:style style:name="P3" style:family="paragraph" style:parent-style-name="Standard">
      <style:paragraph-properties fo:text-align="justify" style:justify-single-word="false"/>
      <style:text-properties officeooo:rsid="000740f0" officeooo:paragraph-rsid="000740f0"/>
    </style:style>
    <style:style style:name="P4" style:family="paragraph" style:parent-style-name="Standard">
      <style:paragraph-properties fo:text-align="justify" style:justify-single-word="false"/>
      <style:text-properties officeooo:rsid="000b1978" officeooo:paragraph-rsid="000b1978"/>
    </style:style>
    <style:style style:name="P5" style:family="paragraph" style:parent-style-name="Standard">
      <style:paragraph-properties fo:text-align="justify" style:justify-single-word="false"/>
      <style:text-properties officeooo:rsid="000b3ae5" officeooo:paragraph-rsid="000b3ae5"/>
    </style:style>
    <style:style style:name="P6" style:family="paragraph" style:parent-style-name="Standard">
      <style:paragraph-properties fo:text-align="justify" style:justify-single-word="false"/>
      <style:text-properties officeooo:rsid="000f7e44" officeooo:paragraph-rsid="000f7e44"/>
    </style:style>
    <style:style style:name="P7" style:family="paragraph" style:parent-style-name="Standard">
      <style:paragraph-properties fo:text-align="justify" style:justify-single-word="false"/>
      <style:text-properties officeooo:rsid="001b1e5f" officeooo:paragraph-rsid="001b1e5f"/>
    </style:style>
    <style:style style:name="P8" style:family="paragraph" style:parent-style-name="Title">
      <style:text-properties officeooo:paragraph-rsid="000694c2"/>
    </style:style>
    <style:style style:name="P9" style:family="paragraph" style:parent-style-name="Standard">
      <style:paragraph-properties fo:text-align="justify" style:justify-single-word="false"/>
      <style:text-properties officeooo:rsid="00226c00" officeooo:paragraph-rsid="000694c2"/>
    </style:style>
    <style:style style:name="P10" style:family="paragraph" style:parent-style-name="Standard">
      <style:paragraph-properties fo:text-align="justify" style:justify-single-word="false"/>
      <style:text-properties officeooo:rsid="001ebaa1" officeooo:paragraph-rsid="001ebaa1"/>
    </style:style>
    <style:style style:name="P11" style:family="paragraph" style:parent-style-name="Standard">
      <style:paragraph-properties fo:text-align="justify" style:justify-single-word="false"/>
      <style:text-properties officeooo:rsid="002063ec" officeooo:paragraph-rsid="002063ec"/>
    </style:style>
    <style:style style:name="P12" style:family="paragraph" style:parent-style-name="Standard">
      <style:paragraph-properties fo:text-align="justify" style:justify-single-word="false"/>
      <style:text-properties officeooo:rsid="002176de" officeooo:paragraph-rsid="002176de"/>
    </style:style>
    <style:style style:name="P13" style:family="paragraph" style:parent-style-name="Standard">
      <style:paragraph-properties fo:text-align="justify" style:justify-single-word="false"/>
      <style:text-properties officeooo:rsid="00217f5b" officeooo:paragraph-rsid="00217f5b"/>
    </style:style>
    <style:style style:name="P14" style:family="paragraph" style:parent-style-name="Standard">
      <style:paragraph-properties fo:text-align="justify" style:justify-single-word="false"/>
      <style:text-properties officeooo:rsid="002462fe" officeooo:paragraph-rsid="002462fe"/>
    </style:style>
    <style:style style:name="P15" style:family="paragraph" style:parent-style-name="Standard">
      <style:paragraph-properties fo:text-align="justify" style:justify-single-word="false"/>
      <style:text-properties officeooo:rsid="00280d3e" officeooo:paragraph-rsid="00280d3e"/>
    </style:style>
    <style:style style:name="P16" style:family="paragraph" style:parent-style-name="Standard">
      <style:paragraph-properties fo:text-align="justify" style:justify-single-word="false"/>
      <style:text-properties officeooo:rsid="002981fe" officeooo:paragraph-rsid="002981fe"/>
    </style:style>
    <style:style style:name="P17" style:family="paragraph" style:parent-style-name="Standard">
      <style:paragraph-properties fo:text-align="justify" style:justify-single-word="false" fo:break-before="page"/>
      <style:text-properties officeooo:rsid="002a900d" officeooo:paragraph-rsid="002a900d"/>
    </style:style>
    <style:style style:name="P18" style:family="paragraph" style:parent-style-name="Heading_20_1">
      <style:paragraph-properties fo:text-align="justify" style:justify-single-word="false"/>
      <style:text-properties officeooo:paragraph-rsid="000694c2"/>
    </style:style>
    <style:style style:name="T1" style:family="text">
      <style:text-properties fo:font-weight="bold" officeooo:rsid="000b9be8" style:font-weight-asian="bold" style:font-weight-complex="bold"/>
    </style:style>
    <style:style style:name="T2" style:family="text">
      <style:text-properties officeooo:rsid="000694c2"/>
    </style:style>
    <style:style style:name="T3" style:family="text">
      <style:text-properties officeooo:rsid="0009a147"/>
    </style:style>
    <style:style style:name="T4" style:family="text">
      <style:text-properties officeooo:rsid="000b9be8"/>
    </style:style>
    <style:style style:name="T5" style:family="text">
      <style:text-properties officeooo:rsid="001108a7"/>
    </style:style>
    <style:style style:name="T6" style:family="text">
      <style:text-properties officeooo:rsid="00110c3c"/>
    </style:style>
    <style:style style:name="T7" style:family="text">
      <style:text-properties officeooo:rsid="001c1310"/>
    </style:style>
    <style:style style:name="T8" style:family="text">
      <style:text-properties officeooo:rsid="002176de"/>
    </style:style>
    <style:style style:name="T9" style:family="text">
      <style:text-properties officeooo:rsid="0023708a"/>
    </style:style>
    <style:style style:name="T10" style:family="text">
      <style:text-properties officeooo:rsid="0024fb21"/>
    </style:style>
    <style:style style:name="T11" style:family="text">
      <style:text-properties officeooo:rsid="002894d6"/>
    </style:style>
    <style:style style:name="T12" style:family="text">
      <style:text-properties officeooo:rsid="002a1632"/>
    </style:style>
    <style:style style:name="T13" style:family="text">
      <style:text-properties officeooo:rsid="002c55c5"/>
    </style:style>
    <style:style style:name="T14" style:family="text">
      <style:text-properties officeooo:rsid="002f58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hapitre <text:span text:style-name="T2">6</text:span> – Systèmes d’information <text:span text:style-name="T2">Qualité</text:span> :</text:p>
      <text:h text:style-name="P18" text:outline-level="1">I – Définition :</text:h>
      <text:p text:style-name="P2"/>
      <text:p text:style-name="P3">La qualité est un critère fondamental de survie pour les entreprises. <text:span text:style-name="T3">La qualité est un critère fondamental de choix pour le client.</text:span></text:p>
      <text:p text:style-name="P3"/>
      <text:p text:style-name="P4">AFNOR <text:span text:style-name="T4">(</text:span>Association Française de Normalisation<text:span text:style-name="T4">) : La qualité d’un logiciel est son aptitude à satisfaire </text:span><text:span text:style-name="T1">les besoins exprimés ou potentiels</text:span><text:span text:style-name="T4"> des utilisateurs (X50_120 AFNOR - ISO8402). </text:span></text:p>
      <text:p text:style-name="P5"/>
      <text:p text:style-name="P6">La non-qualité / <text:span text:style-name="T5">dis-qualité</text:span> : <text:span text:style-name="T6">écart global constaté entre la qualité visée et la qualité obtenue. C’est également une liste de défauts. Un défaut est une notion élémentaire. Un défaut correspond au non respect d’une exigence.</text:span></text:p>
      <text:h text:style-name="Heading_20_1" text:outline-level="1">II – Les coûts qualité :</text:h>
      <text:h text:style-name="Heading_20_2" text:outline-level="2">A – Fournisseurs :</text:h>
      <text:h text:style-name="Heading_20_3" text:outline-level="3">1) Coûts obtention qualité </text:h>
      <text:p text:style-name="P7">Ce sont toutes les dépenses nécessaires pour assurer la qualité c’est à dire les coûts d’évaluation <text:span text:style-name="T7">(essais, contrôles &amp;&amp; tests). Les coûts de prévention sont les investissements machines et humains qui sont engagés pour prévenir les défaillances.</text:span></text:p>
      <text:p text:style-name="P1"/>
      <text:h text:style-name="Heading_20_3" text:outline-level="3">2) Coûts non qualité :</text:h>
      <text:p text:style-name="P10"/>
      <text:p text:style-name="P10"/>
      <text:p text:style-name="P11">Il y a les <text:span text:style-name="T10">coûts de </text:span>défaillances internes : tous les défauts que l’on va observer avant la livraison au client. <text:span text:style-name="T8">Gestion de la crise en interne (panne, abandon de composants) : régulation par alerte.</text:span></text:p>
      <text:p text:style-name="P12"/>
      <text:p text:style-name="P13">Il y a les <text:span text:style-name="T10">coûts de </text:span>défaillances externes. Défauts que l’on va connaître après livraison au client. <text:span text:style-name="T9">(S.A.V.). régulation par </text:span></text:p>
      <text:p text:style-name="P1"/>
      <text:p text:style-name="P14">Il y a les coûts de perte de marché.</text:p>
      <text:h text:style-name="Heading_20_2" text:outline-level="2">B – Clients :</text:h>
      <text:p text:style-name="P15">La qualité coté clients (consommateurs) possède un coût. <text:span text:style-name="T11">C’est l’écart de prix entre un produit banal et son équivalent de qualité supérieur.</text:span></text:p>
      <text:p text:style-name="P15"/>
      <text:p text:style-name="P16">Le client choisit donc le niveau de qualité qu’il souhaite (donc les prestations attendues) <text:span text:style-name="T12">par rapport à un rapport qualité/prix.</text:span></text:p>
      <text:p text:style-name="P16"/>
      <text:p text:style-name="P17">Dans le cas des contrats signés avec le client (Maîtrise d’Ouvrage), il y aura accord dans le cadre d’un contrat sur le prix à payer. <text:span text:style-name="T13">Les tarifs de l’entreprise seront appliqués mais négociation est toujours possible.</text:span></text:p>
      <text:h text:style-name="Heading_20_2" text:outline-level="2">C – <text:span text:style-name="T14">Courbe :</text:span></text:h>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09:30:10.478651315</meta:creation-date>
    <dc:date>2019-12-09T09:49:30.158037830</dc:date>
    <meta:editing-duration>PT53M15S</meta:editing-duration>
    <meta:editing-cycles>46</meta:editing-cycles>
    <meta:generator>LibreOffice/6.1.5.2$Linux_X86_64 LibreOffice_project/10$Build-2</meta:generator>
    <meta:document-statistic meta:table-count="0" meta:image-count="0" meta:object-count="0" meta:page-count="2" meta:paragraph-count="18" meta:word-count="295" meta:character-count="1812" meta:non-whitespace-character-count="1526"/>
  </office:meta>
</office:document-meta>
</file>